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9.9375in" fo:margin-left="0.25in" style:page-number="auto" table:align="left"/>
    </style:style>
    <style:style style:name="Table1.A" style:family="table-column">
      <style:table-column-properties style:column-width="1.8715in"/>
    </style:style>
    <style:style style:name="Table1.B" style:family="table-column">
      <style:table-column-properties style:column-width="1.753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125in"/>
    </style:style>
    <style:style style:name="Table1.E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ff38" officeooo:paragraph-rsid="001fff38"/>
    </style:style>
    <style:style style:name="P2" style:family="paragraph" style:parent-style-name="Table_20_Contents">
      <style:paragraph-properties fo:text-align="center" style:justify-single-word="false"/>
      <style:text-properties officeooo:rsid="002309de" officeooo:paragraph-rsid="002309de"/>
    </style:style>
    <style:style style:name="P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start" style:justify-single-word="false" fo:text-indent="0in" style:auto-text-indent="false" style:page-number="auto" fo:background-color="transparent"/>
      <style:text-properties fo:font-size="20pt" style:font-size-asian="20pt" style:font-size-complex="20pt"/>
    </style:style>
    <style:style style:name="T1" style:family="text">
      <style:text-properties officeooo:rsid="001fff38"/>
    </style:style>
    <style:style style:name="T2" style:family="text">
      <style:text-properties officeooo:rsid="002309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text:tab/><text:tab/><text:tab/><text:tab/><text:tab/><text:tab/>KHORA <text:s/>BORROWED COMPUT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<text:span text:style-name="T2">D</text:span>escription</text:p>
          </table:table-cell>
          <table:table-cell table:style-name="Table1.A1" office:value-type="string">
            <text:p text:style-name="P2">Signature</text:p>
          </table:table-cell>
          <table:table-cell table:style-name="Table1.E1" office:value-type="string">
            <text:p text:style-name="P2">Return dat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248in" style:type="center"/>
          <style:tab-stop style:position="10.495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917in" fo:margin-bottom="0.7811in" fo:margin-left="0.2917in" fo:margin-right="0.21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8:42:15.399283233</meta:creation-date>
    <dc:date>2017-03-09T09:26:47.533749070</dc:date>
    <meta:editing-duration>PT3M49S</meta:editing-duration>
    <meta:editing-cycles>1</meta:editing-cycles>
    <meta:document-statistic meta:table-count="1" meta:image-count="0" meta:object-count="0" meta:page-count="1" meta:paragraph-count="6" meta:word-count="9" meta:character-count="71" meta:non-whitespace-character-count="60"/>
    <meta:generator>LibreOffice/5.1.6.2$Linux_X86_64 LibreOffice_project/10m0$Build-2</meta:generator>
  </office:meta>
</office:document-meta>
</file>